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Waybill-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Waybill">
            <text:p>Waybill</text:p>
          </table:table-cell>
          <table:table-cell table:style-name="ce8" office:value-type="string" office:string-value="Waybill. Details">
            <text:p>Waybill. Details</text:p>
          </table:table-cell>
          <table:table-cell table:style-name="ce8" office:value-type="string" office:string-value=""/>
          <table:table-cell table:style-name="ce8" office:value-type="string" office:string-value="Waybill">
            <text:p>Waybill</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Consignment Note">
            <text:p>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
            <text:p>A transport document describing a shipment It is issued by the party who undertakes to provide transportation services, or undertakes to arrange for their provision, to the party who gives instructions for the transportation services (shipper, consignor, etc.). It states the instructions for the beneficiary and may contain the details of the transportation, charges, and terms and conditions under which the transportation service is provid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Waybill. UBL Version Identifier. Identifier">
            <text:p>Waybill. UBL Vers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Waybill. Customization Identifier. Identifier">
            <text:p>Waybill. Customiza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A3 formula pasted to A4">
            <text:p>Changes for UBL 2.0 Update Package: H3 formula pasted to H4 and H5; A3 formula pasted to A4</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Waybill. Profile Identifier. Identifier">
            <text:p>Waybill. Profile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Waybill. Profile Execution Identifier. Identifier">
            <text:p>Waybill. Profile Execution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Waybill. Identifier">
            <text:p>Waybill.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Master Waybill Number">
            <text:p>Master Waybill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Waybill. Carrier Assigned_ Identifier. Identifier">
            <text:p>Waybill. Carrier Assigned_ Identifier. Identifie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assigned by a carrier or its agent to identify a specific shipment.">
            <text:p>An identifier (in the form of a reference number) assigned by a carrier or its agent to identify a specific shipment.</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Waybill. UUID. Identifier">
            <text:p>Waybill. UUID.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Waybill. Issue Date. Date">
            <text:p>Waybill. Issue Date. Dat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Waybill. Issue Time. Time">
            <text:p>Waybill. Issue Time. Ti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Waybill. Name">
            <text:p>Waybill. Name</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Air Waybill , House Waybill ">
            <text:p><text:s/>Air Waybill , <text:s/>House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Waybill. Description. Text">
            <text:p>Waybill. Description.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 describing the contents of the Waybill.">
            <text:p>Text describing the contents of the Waybill.</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Waybill. to Textual description of the document instance. ">
            <text:p>Changes for UBL 2.0 Update Package: Definition (cell Q12) changed from <text:s/>Textual description of a Waybill.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Waybill. Note. Text">
            <text:p>Waybill. Note. Text</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Waybill. Shipping Order Identifier. Identifier">
            <text:p>Waybill. Shipping Order Identifier. Identifier</text:p>
          </table:table-cell>
          <table:table-cell table:style-name="ce9" office:value-type="string" office:string-value=""/>
          <table:table-cell office:value-type="string" table:style-name="ce9" office:string-value="Waybill">
            <text:p>Waybill</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in the form of a reference number) of the Shipping Order or Forwarding Instruction associated with this shipment.">
            <text:p>An identifier (in the form of a reference number) of the Shipping Order or Forwarding Instruction associated with this shipment.</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dValoremIndicator">
            <text:p>AdValoremIndicator</text:p>
          </table:table-cell>
          <table:table-cell office:value-type="string" table:style-name="ce9" office:string-value="Waybill. Ad Valorem_ Indicator. Indicator">
            <text:p>Waybill. Ad Valorem_ Indicator. Indicator</text:p>
          </table:table-cell>
          <table:table-cell table:style-name="ce9" office:value-type="string" office:string-value=""/>
          <table:table-cell office:value-type="string" table:style-name="ce9" office:string-value="Waybill">
            <text:p>Waybill</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6]&lt;&gt;&quot;&quot;;CONCATENATE([.F16];&quot; &quot;;[.G16]);[.G16])"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6]&lt;&gt;&quot;&quot;;CONCATENATE([.J16];&quot;_ &quot;;[.I16];&quot;. Type&quot;);CONCATENATE([.I16];&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claredCarriageValueAmount">
            <text:p>DeclaredCarriageValueAmount</text:p>
          </table:table-cell>
          <table:table-cell office:value-type="string" table:style-name="ce9" office:string-value="Waybill. Declared Carriage_ Value. Amount">
            <text:p>Waybill. Declared Carriage_ Value. Amoun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7]&lt;&gt;&quot;&quot;;CONCATENATE([.F17];&quot; &quot;;[.G17]);[.G17])"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7]&lt;&gt;&quot;&quot;;CONCATENATE([.J17];&quot;_ &quot;;[.I17];&quot;. Type&quot;);CONCATENATE([.I17];&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OtherInstruction">
            <text:p>OtherInstruction</text:p>
          </table:table-cell>
          <table:table-cell office:value-type="string" table:style-name="ce9" office:string-value="Waybill. Other_ Instruction. Text">
            <text:p>Waybill. Other_ Instruction. Text</text:p>
          </table:table-cell>
          <table:table-cell table:style-name="ce9" office:value-type="string" office:string-value=""/>
          <table:table-cell office:value-type="string" table:style-name="ce9" office:string-value="Waybill">
            <text:p>Waybill</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8]&lt;&gt;&quot;&quot;;CONCATENATE([.F18];&quot; &quot;;[.G18]);[.G18])"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related to the shipment to the forwarders or carriers. This should only be used where such information cannot be represented in other structured information entities within the document.">
            <text:p>Other free-text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orParty">
            <text:p>ConsignorParty</text:p>
          </table:table-cell>
          <table:table-cell table:style-name="ce10" office:value-type="string" office:string-value="Waybill. Consignor_ Party. Party">
            <text:p>Waybill. Consigno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CarrierParty">
            <text:p>CarrierParty</text:p>
          </table:table-cell>
          <table:table-cell table:style-name="ce10" office:value-type="string" office:string-value="Waybill. Carrier_ Party. Party">
            <text:p>Waybill. Carri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FreightForwarderParty">
            <text:p>FreightForwarderParty</text:p>
          </table:table-cell>
          <table:table-cell table:style-name="ce10" office:value-type="string" office:string-value="Waybill. Freight Forwarder_ Party. Party">
            <text:p>Waybill. Freight Forwarder_ Party. Party</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10" office:value-type="string" office:string-value="Waybill. Shipment">
            <text:p>Waybill. Shipment</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 separately identifiable collection of goods items (available to be) transported from one consignor to one consignee via one or more modes of transport. to An association to Shipment. ">
            <text:p>Changes for UBL 2.0 Update Package: Definition changed from <text:s/>A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Waybill. Document Reference">
            <text:p>Waybill. Document Referenc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ExchangeRate">
            <text:p>ExchangeRate</text:p>
          </table:table-cell>
          <table:table-cell table:style-name="ce10" office:value-type="string" office:string-value="Waybill. Exchange Rate">
            <text:p>Waybill. Exchange Rat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Distribution">
            <text:p>DocumentDistribution</text:p>
          </table:table-cell>
          <table:table-cell table:style-name="ce10" office:value-type="string" office:string-value="Waybill. Document Distribution">
            <text:p>Waybill. Document Distribution</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10" office:value-type="string" office:string-value="Waybill. Signature">
            <text:p>Waybill. Signature</text:p>
          </table:table-cell>
          <table:table-cell table:style-name="ce10" office:value-type="string" office:string-value=""/>
          <table:table-cell table:style-name="ce10" office:value-type="string" office:string-value="Waybill">
            <text:p>Waybill</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